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1.597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2.372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fo:min-height="2.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2.281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fo:min-height="2.1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1.87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1.68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fill="none" draw:fill-color="#ffffff" fo:min-height="1.961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fill="none" draw:fill-color="#ffffff" fo:min-height="2.144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fo:min-height="1.74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86cm" svg:height="2.464cm" svg:x="18.911cm" svg:y="3.4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86cm" svg:height="2.464cm" svg:x="11.08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cm" svg:height="2.6cm" svg:x="7.299cm" svg:y="11.1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8cm" svg:height="2.463cm" svg:x="11.313cm" svg:y="11.1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32cm" svg:height="2.509cm" svg:x="22.626cm" svg:y="8.7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5cm" svg:height="2.509cm" svg:x="7.425cm" svg:y="6.1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2.855cm" svg:height="17.886cm" svg:x="3.51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39cm" svg:y1="1cm" svg:x2="7.299cm" svg:y2="18.886cm">
          <text:p/>
        </draw:line>
        <draw:line draw:style-name="gr4" draw:text-style-name="P1" draw:layer="layout" svg:x1="11.222cm" svg:y1="1cm" svg:x2="11.313cm" svg:y2="18.886cm">
          <text:p/>
        </draw:line>
        <draw:line draw:style-name="gr4" draw:text-style-name="P1" draw:layer="layout" svg:x1="14.962cm" svg:y1="18.84cm" svg:x2="14.962cm" svg:y2="1cm">
          <text:p/>
        </draw:line>
        <draw:line draw:style-name="gr4" draw:text-style-name="P1" draw:layer="layout" svg:x1="18.84cm" svg:y1="18.795cm" svg:x2="18.931cm" svg:y2="1cm">
          <text:p/>
        </draw:line>
        <draw:line draw:style-name="gr4" draw:text-style-name="P1" draw:layer="layout" svg:x1="22.626cm" svg:y1="18.795cm" svg:x2="22.581cm" svg:y2="1cm">
          <text:p/>
        </draw:line>
        <draw:line draw:style-name="gr4" draw:text-style-name="P1" draw:layer="layout" svg:x1="3.512cm" svg:y1="3.559cm" svg:x2="26.412cm" svg:y2="3.559cm">
          <text:p/>
        </draw:line>
        <draw:line draw:style-name="gr4" draw:text-style-name="P1" draw:layer="layout" svg:x1="3.512cm" svg:y1="6.159cm" svg:x2="26.458cm" svg:y2="6.067cm">
          <text:p/>
        </draw:line>
        <draw:line draw:style-name="gr4" draw:text-style-name="P1" draw:layer="layout" svg:x1="3.467cm" svg:y1="8.668cm" svg:x2="26.412cm" svg:y2="8.668cm">
          <text:p/>
        </draw:line>
        <draw:line draw:style-name="gr4" draw:text-style-name="P1" draw:layer="layout" svg:x1="3.421cm" svg:y1="11.268cm" svg:x2="26.412cm" svg:y2="11.222cm">
          <text:p/>
        </draw:line>
        <draw:line draw:style-name="gr4" draw:text-style-name="P1" draw:layer="layout" svg:x1="3.512cm" svg:y1="13.777cm" svg:x2="26.276cm" svg:y2="13.686cm">
          <text:p/>
        </draw:line>
        <draw:line draw:style-name="gr4" draw:text-style-name="P1" draw:layer="layout" svg:x1="3.467cm" svg:y1="16.332cm" svg:x2="26.504cm" svg:y2="16.332cm">
          <text:p/>
        </draw:line>
        <draw:frame draw:style-name="gr5" draw:layer="layout" svg:width="3.056cm" svg:height="1.897cm" svg:x="15.51cm" svg:y="3.969cm">
          <draw:text-box>
            <text:p>Meadow</text:p>
            <text:p>One</text:p>
          </draw:text-box>
        </draw:frame>
        <draw:frame draw:style-name="gr6" draw:layer="layout" svg:width="3.786cm" svg:height="2.672cm" svg:x="15.419cm" svg:y="6.34cm">
          <draw:text-box>
            <text:p>Meadow</text:p>
            <text:p>Two</text:p>
          </draw:text-box>
        </draw:frame>
        <draw:frame draw:style-name="gr7" draw:layer="layout" svg:width="4.015cm" svg:height="2.9cm" svg:x="15.373cm" svg:y="9.032cm">
          <draw:text-box>
            <text:p>Meadow </text:p>
            <text:p>Three</text:p>
          </draw:text-box>
        </draw:frame>
        <draw:frame draw:style-name="gr8" draw:layer="layout" svg:width="3.148cm" svg:height="2.581cm" svg:x="11.45cm" svg:y="6.25cm">
          <draw:text-box>
            <text:p>Forest</text:p>
            <text:p>One</text:p>
          </draw:text-box>
        </draw:frame>
        <draw:frame draw:style-name="gr9" draw:layer="layout" svg:width="3.558cm" svg:height="2.49cm" svg:x="7.39cm" svg:y="6.25cm">
          <draw:text-box>
            <text:p>Forest </text:p>
            <text:p>Two</text:p>
          </draw:text-box>
        </draw:frame>
        <draw:frame draw:style-name="gr10" draw:layer="layout" svg:width="3.375cm" svg:height="2.17cm" svg:x="19.251cm" svg:y="8.987cm">
          <draw:text-box>
            <text:p>Mountain</text:p>
            <text:p>One</text:p>
          </draw:text-box>
        </draw:frame>
        <draw:frame draw:style-name="gr11" draw:layer="layout" svg:width="2.874cm" svg:height="1.988cm" svg:x="22.9cm" svg:y="9.078cm">
          <draw:text-box>
            <text:p>Cave</text:p>
          </draw:text-box>
        </draw:frame>
        <draw:frame draw:style-name="gr9" draw:layer="layout" svg:width="3.877cm" svg:height="2.49cm" svg:x="15.145cm" svg:y="11.45cm">
          <draw:text-box>
            <text:p>Pond</text:p>
            <text:p>Crossroad</text:p>
          </draw:text-box>
        </draw:frame>
        <draw:frame draw:style-name="gr12" draw:layer="layout" svg:width="3.238cm" svg:height="2.261cm" svg:x="11.724cm" svg:y="11.77cm">
          <draw:text-box>
            <text:p>House</text:p>
          </draw:text-box>
        </draw:frame>
        <draw:frame draw:style-name="gr13" draw:layer="layout" svg:width="2.874cm" svg:height="2.444cm" svg:x="8.074cm" svg:y="11.861cm">
          <draw:text-box>
            <text:p>End</text:p>
          </draw:text-box>
        </draw:frame>
        <draw:frame draw:style-name="gr5" draw:layer="layout" svg:width="3.217cm" svg:height="1.897cm" svg:x="15.476cm" svg:y="13.951cm">
          <draw:text-box>
            <text:p>Meadow</text:p>
            <text:p>Four</text:p>
          </draw:text-box>
        </draw:frame>
        <draw:frame draw:style-name="gr14" draw:layer="layout" svg:width="3.587cm" svg:height="2.049cm" svg:x="18.931cm" svg:y="11.461cm">
          <draw:text-box>
            <text:p>Slopes</text:p>
            <text:p>Three</text:p>
          </draw:text-box>
        </draw:frame>
        <draw:frame draw:style-name="gr5" draw:layer="layout" svg:width="2.874cm" svg:height="1.897cm" svg:x="22.946cm" svg:y="11.862cm">
          <draw:text-box>
            <text:p>No entry</text:p>
          </draw:text-box>
        </draw:frame>
        <draw:frame draw:style-name="gr5" draw:layer="layout" svg:width="2.874cm" svg:height="1.897cm" svg:x="23.476cm" svg:y="6.612cm">
          <draw:text-box>
            <text:p>No</text:p>
            <text:p>entry</text:p>
          </draw:text-box>
        </draw:frame>
        <draw:frame draw:style-name="gr5" draw:layer="layout" svg:width="2.874cm" svg:height="1.897cm" svg:x="26.504cm" svg:y="9.353cm">
          <draw:text-box>
            <text:p>Death</text:p>
          </draw:text-box>
        </draw:frame>
        <draw:custom-shape draw:style-name="gr2" draw:text-style-name="P1" draw:layer="layout" svg:width="4.06cm" svg:height="2.554cm" svg:x="14.922cm" svg:y="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056cm" svg:height="1.897cm" svg:x="15.357cm" svg:y="1.407cm">
          <draw:text-box>
            <text:p>Beach </text:p>
            <text:p>One</text:p>
          </draw:text-box>
        </draw:frame>
        <draw:frame draw:style-name="gr5" draw:layer="layout" svg:width="2.874cm" svg:height="1.897cm" svg:x="15.208cm" svg:y="0cm">
          <draw:text-box>
            <text:p>Death</text:p>
          </draw:text-box>
        </draw:frame>
        <draw:frame draw:style-name="gr8" draw:layer="layout" svg:width="3.148cm" svg:height="2.581cm" svg:x="11.399cm" svg:y="3.605cm">
          <draw:text-box>
            <text:p>Dense </text:p>
            <text:p>forest</text:p>
          </draw:text-box>
        </draw:frame>
        <draw:frame draw:style-name="gr8" draw:layer="layout" svg:width="3.148cm" svg:height="2.581cm" svg:x="11.756cm" svg:y="1.255cm">
          <draw:text-box>
            <text:p>Beach</text:p>
            <text:p>Two</text:p>
          </draw:text-box>
        </draw:frame>
        <draw:frame draw:style-name="gr15" draw:text-style-name="P2" draw:layer="layout" svg:width="1.234cm" svg:height="1.119cm" svg:x="12.976cm" svg:y="-0.408cm">
          <draw:text-box>
            <text:p><text:span text:style-name="T1">W</text:span></text:p>
          </draw:text-box>
        </draw:frame>
        <draw:frame draw:style-name="gr15" draw:text-style-name="P2" draw:layer="layout" svg:width="1.061cm" svg:height="1.119cm" svg:x="27.466cm" svg:y="7.989cm">
          <draw:text-box>
            <text:p><text:span text:style-name="T1">N</text:span></text:p>
          </draw:text-box>
        </draw:frame>
        <draw:frame draw:style-name="gr15" draw:text-style-name="P2" draw:layer="layout" svg:width="1.018cm" svg:height="1.119cm" svg:x="1cm" svg:y="9.616cm">
          <draw:text-box>
            <text:p><text:span text:style-name="T1">S</text:span></text:p>
          </draw:text-box>
        </draw:frame>
        <draw:frame draw:style-name="gr15" draw:text-style-name="P2" draw:layer="layout" svg:width="1.018cm" svg:height="1.119cm" svg:x="13.79cm" svg:y="19.182cm">
          <draw:text-box>
            <text:p><text:span text:style-name="T1">E</text:span></text:p>
          </draw:text-box>
        </draw:frame>
        <draw:frame draw:style-name="gr8" draw:layer="layout" svg:width="3.148cm" svg:height="2.581cm" svg:x="19.49cm" svg:y="1.307cm">
          <draw:text-box>
            <text:p>Beach</text:p>
            <text:p>Three</text:p>
          </draw:text-box>
        </draw:frame>
        <draw:frame draw:style-name="gr8" draw:layer="layout" svg:width="3.864cm" svg:height="2.581cm" svg:x="18.916cm" svg:y="3.81cm">
          <draw:text-box>
            <text:p>Slopes One</text:p>
          </draw:text-box>
        </draw:frame>
        <draw:frame draw:style-name="gr8" draw:layer="layout" svg:width="3.148cm" svg:height="2.581cm" svg:x="23.205cm" svg:y="1.306cm">
          <draw:text-box>
            <text:p>Cliffs</text:p>
          </draw:text-box>
        </draw:frame>
        <draw:frame draw:style-name="gr8" draw:layer="layout" svg:width="3.864cm" svg:height="2.581cm" svg:x="18.802cm" svg:y="6.458cm">
          <draw:text-box>
            <text:p>Slopes Two</text:p>
          </draw:text-box>
        </draw:frame>
        <draw:frame draw:style-name="gr5" draw:layer="layout" svg:width="2.874cm" svg:height="1.897cm" svg:x="23.303cm" svg:y="4.025cm">
          <draw:text-box>
            <text:p>No </text:p>
            <text:p>entry</text:p>
          </draw:text-box>
        </draw:frame>
        <draw:frame draw:style-name="gr8" draw:layer="layout" svg:width="3.148cm" svg:height="2.581cm" svg:x="7.603cm" svg:y="3.606cm">
          <draw:text-box>
            <text:p>Dense </text:p>
            <text:p>forest</text:p>
          </draw:text-box>
        </draw:frame>
        <draw:frame draw:style-name="gr8" draw:layer="layout" svg:width="3.148cm" svg:height="2.581cm" svg:x="11.514cm" svg:y="8.782cm">
          <draw:text-box>
            <text:p>Dense </text:p>
            <text:p>forest</text:p>
          </draw:text-box>
        </draw:frame>
        <draw:frame draw:style-name="gr8" draw:layer="layout" svg:width="3.148cm" svg:height="2.581cm" svg:x="7.545cm" svg:y="8.782cm">
          <draw:text-box>
            <text:p>Dense </text:p>
            <text:p>forest</text:p>
          </draw:text-box>
        </draw:frame>
        <draw:frame draw:style-name="gr8" draw:layer="layout" svg:width="3.148cm" svg:height="2.581cm" svg:x="4.152cm" svg:y="3.951cm">
          <draw:text-box>
            <text:p>Dense </text:p>
            <text:p>forest</text:p>
          </draw:text-box>
        </draw:frame>
        <draw:frame draw:style-name="gr8" draw:layer="layout" svg:width="3.148cm" svg:height="2.581cm" svg:x="4.094cm" svg:y="6.137cm">
          <draw:text-box>
            <text:p>Dense </text:p>
            <text:p>forest</text:p>
          </draw:text-box>
        </draw:frame>
        <draw:frame draw:style-name="gr8" draw:layer="layout" svg:width="3.148cm" svg:height="2.581cm" svg:x="3.98cm" svg:y="8.955cm">
          <draw:text-box>
            <text:p>Dense </text:p>
            <text:p>forest</text:p>
          </draw:text-box>
        </draw:frame>
        <draw:frame draw:style-name="gr8" draw:layer="layout" svg:width="3.148cm" svg:height="2.581cm" svg:x="4.037cm" svg:y="11.371cm">
          <draw:text-box>
            <text:p>Dense </text:p>
            <text:p>forest</text:p>
          </draw:text-box>
        </draw:frame>
        <draw:frame draw:style-name="gr8" draw:layer="layout" svg:width="3.148cm" svg:height="2.581cm" svg:x="3.979cm" svg:y="14.132cm">
          <draw:text-box>
            <text:p>Dense </text:p>
            <text:p>forest</text:p>
          </draw:text-box>
        </draw:frame>
        <draw:frame draw:style-name="gr8" draw:layer="layout" svg:width="3.148cm" svg:height="2.581cm" svg:x="7.718cm" svg:y="14.074cm">
          <draw:text-box>
            <text:p>Dense </text:p>
            <text:p>forest</text:p>
          </draw:text-box>
        </draw:frame>
        <draw:frame draw:style-name="gr8" draw:layer="layout" svg:width="3.148cm" svg:height="2.581cm" svg:x="11.687cm" svg:y="14.017cm">
          <draw:text-box>
            <text:p>Dense </text:p>
            <text:p>forest</text:p>
          </draw:text-box>
        </draw:frame>
        <draw:frame draw:style-name="gr8" draw:layer="layout" svg:width="3.148cm" svg:height="2.581cm" svg:x="7.816cm" svg:y="1cm">
          <draw:text-box>
            <text:p>Beach</text:p>
            <text:p>Four</text:p>
          </draw:text-box>
        </draw:frame>
        <draw:frame draw:style-name="gr8" draw:layer="layout" svg:width="3.148cm" svg:height="2.581cm" svg:x="3.819cm" svg:y="1.538cm">
          <draw:text-box>
            <text:p>Beach</text:p>
            <text:p>Five</text:p>
          </draw:text-box>
        </draw:frame>
        <draw:frame draw:style-name="gr14" draw:layer="layout" svg:width="3.587cm" svg:height="2.049cm" svg:x="19.157cm" svg:y="13.939cm">
          <draw:text-box>
            <text:p>Slopes</text:p>
            <text:p>Four</text:p>
          </draw:text-box>
        </draw:frame>
        <draw:frame draw:style-name="gr5" draw:layer="layout" svg:width="2.874cm" svg:height="1.897cm" svg:x="23.228cm" svg:y="14.171cm">
          <draw:text-box>
            <text:p>No entry</text:p>
          </draw:text-box>
        </draw:frame>
        <draw:frame draw:style-name="gr8" draw:layer="layout" svg:width="3.148cm" svg:height="2.581cm" svg:x="3.819cm" svg:y="16.57cm">
          <draw:text-box>
            <text:p>Beach</text:p>
            <text:p>Six</text:p>
          </draw:text-box>
        </draw:frame>
        <draw:frame draw:style-name="gr8" draw:layer="layout" svg:width="3.148cm" svg:height="2.581cm" svg:x="7.703cm" svg:y="16.795cm">
          <draw:text-box>
            <text:p>Beach</text:p>
            <text:p>Seven</text:p>
          </draw:text-box>
        </draw:frame>
        <draw:frame draw:style-name="gr8" draw:layer="layout" svg:width="3.148cm" svg:height="2.581cm" svg:x="11.475cm" svg:y="16.626cm">
          <draw:text-box>
            <text:p>Beach</text:p>
            <text:p>Eight</text:p>
          </draw:text-box>
        </draw:frame>
        <draw:frame draw:style-name="gr8" draw:layer="layout" svg:width="3.148cm" svg:height="2.581cm" svg:x="15.19cm" svg:y="16.626cm">
          <draw:text-box>
            <text:p>Beach</text:p>
            <text:p>Nine</text:p>
          </draw:text-box>
        </draw:frame>
        <draw:frame draw:style-name="gr8" draw:layer="layout" svg:width="3.148cm" svg:height="2.581cm" svg:x="18.906cm" svg:y="16.626cm">
          <draw:text-box>
            <text:p>Beach</text:p>
            <text:p>Ten</text:p>
          </draw:text-box>
        </draw:frame>
        <draw:frame draw:style-name="gr8" draw:layer="layout" svg:width="3.148cm" svg:height="2.581cm" svg:x="22.959cm" svg:y="16.738cm">
          <draw:text-box>
            <text:p>Beach</text:p>
            <text:p>Elev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ather Williams</meta:initial-creator>
    <meta:creation-date>2012-04-09T13:01:54</meta:creation-date>
    <dc:date>2012-06-30T13:51:10</dc:date>
    <dc:creator>Heather Williams</dc:creator>
    <meta:editing-duration>PT4H52M48S</meta:editing-duration>
    <meta:editing-cycles>22</meta:editing-cycles>
    <meta:generator>LibreOffice/3.3$Linux LibreOffice_project/330m19$Build-401</meta:generator>
    <meta:document-statistic meta:object-count="67"/>
  </office:meta>
</office:document-meta>
</file>